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33.2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0.28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Customer">
      <style:table-properties table:display="true" style:writing-mode="lr-tb"/>
    </style:style>
    <style:style style:name="ce1" style:family="table-cell" style:parent-style-name="Default" style:data-style-name="N0">
      <style:table-cell-properties fo:padding="0.71mm"/>
    </style:style>
    <style:style style:name="ce2" style:family="table-cell" style:parent-style-name="Default" style:data-style-name="N0">
      <style:table-cell-properties fo:background-color="#ccffcc" fo:padding="0.71mm"/>
    </style:style>
    <style:style style:name="ce3" style:family="table-cell" style:parent-style-name="Default" style:data-style-name="N0">
      <style:table-cell-properties fo:background-color="#ffff99" fo:padding="0.71mm"/>
    </style:style>
    <style:style style:name="ce4" style:family="table-cell" style:parent-style-name="Default" style:data-style-name="N0">
      <style:table-cell-properties fo:background-color="#ff00ff" fo:padding="0.71mm"/>
    </style:style>
    <style:style style:name="ce5" style:family="table-cell" style:parent-style-name="Default" style:data-style-name="N0">
      <style:table-cell-properties fo:background-color="#ff99cc" fo:padding="0.71mm"/>
    </style:style>
    <style:style style:name="ce6" style:family="table-cell" style:parent-style-name="Default">
      <style:table-cell-properties fo:padding="0.71mm"/>
    </style:style>
  </office:automatic-styles>
  <office:body>
    <office:spreadsheet>
      <table:calculation-settings table:case-sensitive="false" table:use-regular-expressions="false"/>
      <table:table table:name="Custom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Accountnumber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39" calcext:value-type="float">
            <text:p>999239</text:p>
          </table:table-cell>
          <table:table-cell office:value-type="float" office:value="424244" calcext:value-type="float">
            <text:p>42424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45" calcext:value-type="float">
            <text:p>999245</text:p>
          </table:table-cell>
          <table:table-cell office:value-type="float" office:value="424478" calcext:value-type="float">
            <text:p>42447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47" calcext:value-type="float">
            <text:p>999247</text:p>
          </table:table-cell>
          <table:table-cell office:value-type="float" office:value="424712" calcext:value-type="float">
            <text:p>42471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73" calcext:value-type="float">
            <text:p>999273</text:p>
          </table:table-cell>
          <table:table-cell office:value-type="float" office:value="424946" calcext:value-type="float">
            <text:p>42494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77" calcext:value-type="float">
            <text:p>999277</text:p>
          </table:table-cell>
          <table:table-cell office:value-type="float" office:value="425180" calcext:value-type="float">
            <text:p>42518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85" calcext:value-type="float">
            <text:p>999285</text:p>
          </table:table-cell>
          <table:table-cell office:value-type="float" office:value="425414" calcext:value-type="float">
            <text:p>42541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95" calcext:value-type="float">
            <text:p>999295</text:p>
          </table:table-cell>
          <table:table-cell office:value-type="float" office:value="425648" calcext:value-type="float">
            <text:p>42564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97" calcext:value-type="float">
            <text:p>999297</text:p>
          </table:table-cell>
          <table:table-cell office:value-type="float" office:value="425882" calcext:value-type="float">
            <text:p>42588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27" calcext:value-type="float">
            <text:p>999327</text:p>
          </table:table-cell>
          <table:table-cell office:value-type="float" office:value="426116" calcext:value-type="float">
            <text:p>42611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37" calcext:value-type="float">
            <text:p>999337</text:p>
          </table:table-cell>
          <table:table-cell office:value-type="float" office:value="426350" calcext:value-type="float">
            <text:p>42635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45" calcext:value-type="float">
            <text:p>999345</text:p>
          </table:table-cell>
          <table:table-cell office:value-type="float" office:value="426584" calcext:value-type="float">
            <text:p>42658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71" calcext:value-type="float">
            <text:p>999371</text:p>
          </table:table-cell>
          <table:table-cell office:value-type="float" office:value="426818" calcext:value-type="float">
            <text:p>42681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79" calcext:value-type="float">
            <text:p>999379</text:p>
          </table:table-cell>
          <table:table-cell office:value-type="float" office:value="427052" calcext:value-type="float">
            <text:p>42705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49" calcext:value-type="float">
            <text:p>999249</text:p>
          </table:table-cell>
          <table:table-cell office:value-type="float" office:value="427052" calcext:value-type="float">
            <text:p>42705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99" calcext:value-type="float">
            <text:p>999399</text:p>
          </table:table-cell>
          <table:table-cell office:value-type="float" office:value="427286" calcext:value-type="float">
            <text:p>42728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27" calcext:value-type="float">
            <text:p>999427</text:p>
          </table:table-cell>
          <table:table-cell office:value-type="float" office:value="427520" calcext:value-type="float">
            <text:p>42752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25" calcext:value-type="float">
            <text:p>999425</text:p>
          </table:table-cell>
          <table:table-cell office:value-type="float" office:value="427754" calcext:value-type="float">
            <text:p>42775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29" calcext:value-type="float">
            <text:p>999429</text:p>
          </table:table-cell>
          <table:table-cell office:value-type="float" office:value="427988" calcext:value-type="float">
            <text:p>42798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49" calcext:value-type="float">
            <text:p>999249</text:p>
          </table:table-cell>
          <table:table-cell office:value-type="float" office:value="428222" calcext:value-type="float">
            <text:p>42822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55" calcext:value-type="float">
            <text:p>999255</text:p>
          </table:table-cell>
          <table:table-cell office:value-type="float" office:value="428456" calcext:value-type="float">
            <text:p>42845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59" calcext:value-type="float">
            <text:p>999259</text:p>
          </table:table-cell>
          <table:table-cell office:value-type="float" office:value="428690" calcext:value-type="float">
            <text:p>42869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65" calcext:value-type="float">
            <text:p>999265</text:p>
          </table:table-cell>
          <table:table-cell office:value-type="float" office:value="428924" calcext:value-type="float">
            <text:p>42892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03" calcext:value-type="float">
            <text:p>999303</text:p>
          </table:table-cell>
          <table:table-cell office:value-type="float" office:value="429158" calcext:value-type="float">
            <text:p>42915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405" calcext:value-type="float">
            <text:p>999405</text:p>
          </table:table-cell>
          <table:table-cell table:style-name="ce2" office:value-type="float" office:value="429392" calcext:value-type="float">
            <text:p>42939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331" calcext:value-type="float">
            <text:p>999331</text:p>
          </table:table-cell>
          <table:table-cell table:style-name="ce2" office:value-type="float" office:value="429392" calcext:value-type="float">
            <text:p>42939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31" calcext:value-type="float">
            <text:p>999331</text:p>
          </table:table-cell>
          <table:table-cell office:value-type="float" office:value="429626" calcext:value-type="float">
            <text:p>42962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03" calcext:value-type="float">
            <text:p>999403</text:p>
          </table:table-cell>
          <table:table-cell office:value-type="float" office:value="429860" calcext:value-type="float">
            <text:p>42986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05" calcext:value-type="float">
            <text:p>999405</text:p>
          </table:table-cell>
          <table:table-cell office:value-type="float" office:value="430094" calcext:value-type="float">
            <text:p>43009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17" calcext:value-type="float">
            <text:p>999417</text:p>
          </table:table-cell>
          <table:table-cell office:value-type="float" office:value="430328" calcext:value-type="float">
            <text:p>43032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33" calcext:value-type="float">
            <text:p>999233</text:p>
          </table:table-cell>
          <table:table-cell office:value-type="float" office:value="430562" calcext:value-type="float">
            <text:p>43056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37" calcext:value-type="float">
            <text:p>999237</text:p>
          </table:table-cell>
          <table:table-cell office:value-type="float" office:value="430796" calcext:value-type="float">
            <text:p>43079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63" calcext:value-type="float">
            <text:p>999263</text:p>
          </table:table-cell>
          <table:table-cell office:value-type="float" office:value="431030" calcext:value-type="float">
            <text:p>43103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71" calcext:value-type="float">
            <text:p>999271</text:p>
          </table:table-cell>
          <table:table-cell office:value-type="float" office:value="431264" calcext:value-type="float">
            <text:p>43126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99" calcext:value-type="float">
            <text:p>999299</text:p>
          </table:table-cell>
          <table:table-cell office:value-type="float" office:value="431498" calcext:value-type="float">
            <text:p>43149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05" calcext:value-type="float">
            <text:p>999305</text:p>
          </table:table-cell>
          <table:table-cell office:value-type="float" office:value="431732" calcext:value-type="float">
            <text:p>43173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07" calcext:value-type="float">
            <text:p>999307</text:p>
          </table:table-cell>
          <table:table-cell office:value-type="float" office:value="431966" calcext:value-type="float">
            <text:p>43196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09" calcext:value-type="float">
            <text:p>999309</text:p>
          </table:table-cell>
          <table:table-cell office:value-type="float" office:value="432200" calcext:value-type="float">
            <text:p>43220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11" calcext:value-type="float">
            <text:p>999311</text:p>
          </table:table-cell>
          <table:table-cell office:value-type="float" office:value="432434" calcext:value-type="float">
            <text:p>43243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13" calcext:value-type="float">
            <text:p>999313</text:p>
          </table:table-cell>
          <table:table-cell office:value-type="float" office:value="432668" calcext:value-type="float">
            <text:p>43266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17" calcext:value-type="float">
            <text:p>999317</text:p>
          </table:table-cell>
          <table:table-cell office:value-type="float" office:value="432902" calcext:value-type="float">
            <text:p>43290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25" calcext:value-type="float">
            <text:p>999325</text:p>
          </table:table-cell>
          <table:table-cell office:value-type="float" office:value="433136" calcext:value-type="float">
            <text:p>43313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33" calcext:value-type="float">
            <text:p>999333</text:p>
          </table:table-cell>
          <table:table-cell office:value-type="float" office:value="433370" calcext:value-type="float">
            <text:p>43337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35" calcext:value-type="float">
            <text:p>999335</text:p>
          </table:table-cell>
          <table:table-cell office:value-type="float" office:value="433604" calcext:value-type="float">
            <text:p>43360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43" calcext:value-type="float">
            <text:p>999343</text:p>
          </table:table-cell>
          <table:table-cell office:value-type="float" office:value="433838" calcext:value-type="float">
            <text:p>43383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53" calcext:value-type="float">
            <text:p>999353</text:p>
          </table:table-cell>
          <table:table-cell office:value-type="float" office:value="434072" calcext:value-type="float">
            <text:p>43407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59" calcext:value-type="float">
            <text:p>999359</text:p>
          </table:table-cell>
          <table:table-cell office:value-type="float" office:value="434306" calcext:value-type="float">
            <text:p>43430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67" calcext:value-type="float">
            <text:p>999367</text:p>
          </table:table-cell>
          <table:table-cell office:value-type="float" office:value="434540" calcext:value-type="float">
            <text:p>43454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office:value-type="float" office:value="999377" calcext:value-type="float">
            <text:p>999377</text:p>
          </table:table-cell>
          <table:table-cell table:style-name="ce3" office:value-type="float" office:value="434770" calcext:value-type="float">
            <text:p>43477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91" calcext:value-type="float">
            <text:p>999391</text:p>
          </table:table-cell>
          <table:table-cell office:value-type="float" office:value="434778" calcext:value-type="float">
            <text:p>43477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41" calcext:value-type="float">
            <text:p>999241</text:p>
          </table:table-cell>
          <table:table-cell office:value-type="float" office:value="434778" calcext:value-type="float">
            <text:p>43477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09" calcext:value-type="float">
            <text:p>999409</text:p>
          </table:table-cell>
          <table:table-cell office:value-type="float" office:value="435016" calcext:value-type="float">
            <text:p>43501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21" calcext:value-type="float">
            <text:p>999421</text:p>
          </table:table-cell>
          <table:table-cell office:value-type="float" office:value="435254" calcext:value-type="float">
            <text:p>43525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41" calcext:value-type="float">
            <text:p>999241</text:p>
          </table:table-cell>
          <table:table-cell office:value-type="float" office:value="435492" calcext:value-type="float">
            <text:p>43549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53" calcext:value-type="float">
            <text:p>999253</text:p>
          </table:table-cell>
          <table:table-cell office:value-type="float" office:value="435730" calcext:value-type="float">
            <text:p>43573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57" calcext:value-type="float">
            <text:p>999257</text:p>
          </table:table-cell>
          <table:table-cell office:value-type="float" office:value="435968" calcext:value-type="float">
            <text:p>43596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4" office:value-type="float" office:value="999275" calcext:value-type="float">
            <text:p>999275</text:p>
          </table:table-cell>
          <table:table-cell table:style-name="ce5" office:value-type="float" office:value="445018" calcext:value-type="float">
            <text:p>44501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81" calcext:value-type="float">
            <text:p>999281</text:p>
          </table:table-cell>
          <table:table-cell office:value-type="float" office:value="436206" calcext:value-type="float">
            <text:p>43620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83" calcext:value-type="float">
            <text:p>999283</text:p>
          </table:table-cell>
          <table:table-cell office:value-type="float" office:value="436444" calcext:value-type="float">
            <text:p>43644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87" calcext:value-type="float">
            <text:p>999287</text:p>
          </table:table-cell>
          <table:table-cell office:value-type="float" office:value="436682" calcext:value-type="float">
            <text:p>43668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89" calcext:value-type="float">
            <text:p>999289</text:p>
          </table:table-cell>
          <table:table-cell office:value-type="float" office:value="436920" calcext:value-type="float">
            <text:p>43692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91" calcext:value-type="float">
            <text:p>999291</text:p>
          </table:table-cell>
          <table:table-cell office:value-type="float" office:value="437158" calcext:value-type="float">
            <text:p>43715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365" calcext:value-type="float">
            <text:p>999365</text:p>
          </table:table-cell>
          <table:table-cell table:style-name="ce2" office:value-type="float" office:value="437396" calcext:value-type="float">
            <text:p>43739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347" calcext:value-type="float">
            <text:p>999347</text:p>
          </table:table-cell>
          <table:table-cell table:style-name="ce2" office:value-type="float" office:value="437396" calcext:value-type="float">
            <text:p>43739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19" calcext:value-type="float">
            <text:p>999319</text:p>
          </table:table-cell>
          <table:table-cell office:value-type="float" office:value="437634" calcext:value-type="float">
            <text:p>43763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21" calcext:value-type="float">
            <text:p>999321</text:p>
          </table:table-cell>
          <table:table-cell office:value-type="float" office:value="437872" calcext:value-type="float">
            <text:p>43787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47" calcext:value-type="float">
            <text:p>999347</text:p>
          </table:table-cell>
          <table:table-cell office:value-type="float" office:value="438110" calcext:value-type="float">
            <text:p>43811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63" calcext:value-type="float">
            <text:p>999363</text:p>
          </table:table-cell>
          <table:table-cell office:value-type="float" office:value="438348" calcext:value-type="float">
            <text:p>43834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65" calcext:value-type="float">
            <text:p>999365</text:p>
          </table:table-cell>
          <table:table-cell office:value-type="float" office:value="438586" calcext:value-type="float">
            <text:p>43858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73" calcext:value-type="float">
            <text:p>999373</text:p>
          </table:table-cell>
          <table:table-cell office:value-type="float" office:value="438824" calcext:value-type="float">
            <text:p>43882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75" calcext:value-type="float">
            <text:p>999375</text:p>
          </table:table-cell>
          <table:table-cell office:value-type="float" office:value="439062" calcext:value-type="float">
            <text:p>43906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89" calcext:value-type="float">
            <text:p>999389</text:p>
          </table:table-cell>
          <table:table-cell office:value-type="float" office:value="439300" calcext:value-type="float">
            <text:p>43930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01" calcext:value-type="float">
            <text:p>999401</text:p>
          </table:table-cell>
          <table:table-cell office:value-type="float" office:value="439538" calcext:value-type="float">
            <text:p>43953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23" calcext:value-type="float">
            <text:p>999423</text:p>
          </table:table-cell>
          <table:table-cell office:value-type="float" office:value="439776" calcext:value-type="float">
            <text:p>43977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31" calcext:value-type="float">
            <text:p>999431</text:p>
          </table:table-cell>
          <table:table-cell office:value-type="float" office:value="440014" calcext:value-type="float">
            <text:p>44001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43" calcext:value-type="float">
            <text:p>999243</text:p>
          </table:table-cell>
          <table:table-cell office:value-type="float" office:value="440252" calcext:value-type="float">
            <text:p>44025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51" calcext:value-type="float">
            <text:p>999251</text:p>
          </table:table-cell>
          <table:table-cell office:value-type="float" office:value="440490" calcext:value-type="float">
            <text:p>44049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351" calcext:value-type="float">
            <text:p>999351</text:p>
          </table:table-cell>
          <table:table-cell table:style-name="ce2" office:value-type="float" office:value="440728" calcext:value-type="float">
            <text:p>44072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251" calcext:value-type="float">
            <text:p>999251</text:p>
          </table:table-cell>
          <table:table-cell table:style-name="ce2" office:value-type="float" office:value="440728" calcext:value-type="float">
            <text:p>44072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23" calcext:value-type="float">
            <text:p>999323</text:p>
          </table:table-cell>
          <table:table-cell office:value-type="float" office:value="440966" calcext:value-type="float">
            <text:p>44096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39" calcext:value-type="float">
            <text:p>999339</text:p>
          </table:table-cell>
          <table:table-cell office:value-type="float" office:value="441204" calcext:value-type="float">
            <text:p>44120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51" calcext:value-type="float">
            <text:p>999351</text:p>
          </table:table-cell>
          <table:table-cell office:value-type="float" office:value="441442" calcext:value-type="float">
            <text:p>44144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57" calcext:value-type="float">
            <text:p>999357</text:p>
          </table:table-cell>
          <table:table-cell office:value-type="float" office:value="441680" calcext:value-type="float">
            <text:p>44168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61" calcext:value-type="float">
            <text:p>999361</text:p>
          </table:table-cell>
          <table:table-cell office:value-type="float" office:value="441918" calcext:value-type="float">
            <text:p>44191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69" calcext:value-type="float">
            <text:p>999369</text:p>
          </table:table-cell>
          <table:table-cell office:value-type="float" office:value="442156" calcext:value-type="float">
            <text:p>44215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81" calcext:value-type="float">
            <text:p>999381</text:p>
          </table:table-cell>
          <table:table-cell office:value-type="float" office:value="442394" calcext:value-type="float">
            <text:p>44239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83" calcext:value-type="float">
            <text:p>999383</text:p>
          </table:table-cell>
          <table:table-cell office:value-type="float" office:value="442632" calcext:value-type="float">
            <text:p>44263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85" calcext:value-type="float">
            <text:p>999385</text:p>
          </table:table-cell>
          <table:table-cell office:value-type="float" office:value="442870" calcext:value-type="float">
            <text:p>44287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87" calcext:value-type="float">
            <text:p>999387</text:p>
          </table:table-cell>
          <table:table-cell office:value-type="float" office:value="443108" calcext:value-type="float">
            <text:p>44310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413" calcext:value-type="float">
            <text:p>999413</text:p>
          </table:table-cell>
          <table:table-cell table:style-name="ce2" office:value-type="float" office:value="443346" calcext:value-type="float">
            <text:p>44334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393" calcext:value-type="float">
            <text:p>999393</text:p>
          </table:table-cell>
          <table:table-cell table:style-name="ce2" office:value-type="float" office:value="443346" calcext:value-type="float">
            <text:p>44334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95" calcext:value-type="float">
            <text:p>999395</text:p>
          </table:table-cell>
          <table:table-cell office:value-type="float" office:value="443584" calcext:value-type="float">
            <text:p>44358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97" calcext:value-type="float">
            <text:p>999397</text:p>
          </table:table-cell>
          <table:table-cell office:value-type="float" office:value="443822" calcext:value-type="float">
            <text:p>44382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07" calcext:value-type="float">
            <text:p>999407</text:p>
          </table:table-cell>
          <table:table-cell office:value-type="float" office:value="444060" calcext:value-type="float">
            <text:p>44406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11" calcext:value-type="float">
            <text:p>999411</text:p>
          </table:table-cell>
          <table:table-cell office:value-type="float" office:value="444298" calcext:value-type="float">
            <text:p>44429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13" calcext:value-type="float">
            <text:p>999413</text:p>
          </table:table-cell>
          <table:table-cell office:value-type="float" office:value="444536" calcext:value-type="float">
            <text:p>44453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35" calcext:value-type="float">
            <text:p>999235</text:p>
          </table:table-cell>
          <table:table-cell office:value-type="float" office:value="444774" calcext:value-type="float">
            <text:p>44477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61" calcext:value-type="float">
            <text:p>999261</text:p>
          </table:table-cell>
          <table:table-cell office:value-type="float" office:value="445012" calcext:value-type="float">
            <text:p>44501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69" calcext:value-type="float">
            <text:p>999269</text:p>
          </table:table-cell>
          <table:table-cell office:value-type="float" office:value="445250" calcext:value-type="float">
            <text:p>44525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279" calcext:value-type="float">
            <text:p>999279</text:p>
          </table:table-cell>
          <table:table-cell office:value-type="float" office:value="445488" calcext:value-type="float">
            <text:p>44548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235" calcext:value-type="float">
            <text:p>999235</text:p>
          </table:table-cell>
          <table:table-cell table:style-name="ce2" office:value-type="float" office:value="445726" calcext:value-type="float">
            <text:p>44572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float" office:value="999415" calcext:value-type="float">
            <text:p>999415</text:p>
          </table:table-cell>
          <table:table-cell table:style-name="ce2" office:value-type="float" office:value="445726" calcext:value-type="float">
            <text:p>44572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41" calcext:value-type="float">
            <text:p>999341</text:p>
          </table:table-cell>
          <table:table-cell office:value-type="float" office:value="445964" calcext:value-type="float">
            <text:p>445964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49" calcext:value-type="float">
            <text:p>999349</text:p>
          </table:table-cell>
          <table:table-cell office:value-type="float" office:value="446202" calcext:value-type="float">
            <text:p>446202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355" calcext:value-type="float">
            <text:p>999355</text:p>
          </table:table-cell>
          <table:table-cell office:value-type="float" office:value="446440" calcext:value-type="float">
            <text:p>44644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15" calcext:value-type="float">
            <text:p>999415</text:p>
          </table:table-cell>
          <table:table-cell office:value-type="float" office:value="446678" calcext:value-type="float">
            <text:p>446678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float" office:value="999419" calcext:value-type="float">
            <text:p>999419</text:p>
          </table:table-cell>
          <table:table-cell office:value-type="float" office:value="446916" calcext:value-type="float">
            <text:p>446916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ustomer" table:base-cell-address="$Customer.$A$1" table:cell-range-address="$Customer.$B$1:.$E$10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2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71mm" style:rotation-align="none"/>
      <style:text-properties style:font-name="MS Sans Serif" fo:font-family="'MS Sans Serif'" style:font-name-asian="Noto Sans CJK SC Regular" style:font-family-asian="'Noto Sans CJK SC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stomer" style:display-name="PageStyle_Custom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1-06T12:29:58</meta:creation-date>
    <dc:date>2016-10-13T14:01:39.431241160</dc:date>
    <meta:editing-duration>PT48S</meta:editing-duration>
    <meta:editing-cycles>1</meta:editing-cycles>
    <meta:document-statistic meta:table-count="1" meta:cell-count="214" meta:object-count="0"/>
    <meta:generator>LibreOffice/5.1.4.2$Linux_X86_64 LibreOffice_project/10m0$Build-2</meta:generator>
  </office:meta>
</office:document-meta>
</file>